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eletype">EFFector Vol. 19, No. 38  October 10, 2006  </text:span><text:a xlink:type="simple" xlink:href="mailto:editor@eff.org"><text:span text:style-name="Teletype">editor@eff.org</text:span></text:a><text:line-break/><text:line-break/><text:span text:style-name="Teletype">A Publication of the Electronic Frontier Foundation</text:span><text:line-break/><text:span text:style-name="Teletype">ISSN 1062-9424</text:span><text:line-break/><text:line-break/><text:span text:style-name="Teletype">In the 399th Issue of EFFector:</text:span><text:line-break/><text:line-break/><text:span text:style-name="Teletype"> * EFF Sues for Information on Electronic Surveillance </text:span><text:line-break/><text:span text:style-name="Teletype">Systems</text:span><text:line-break/><text:span text:style-name="Teletype"> * Another Court Says "National Security" Isn't Blank Check </text:span><text:line-break/><text:span text:style-name="Teletype">for Illegal Spying </text:span><text:line-break/><text:span text:style-name="Teletype"> * Sixth Circuit Halts Injunction Against Warrantless </text:span><text:line-break/><text:span text:style-name="Teletype">Surveillance Pending Appeal</text:span><text:line-break/><text:span text:style-name="Teletype"> * You're Invited! Online Lecture About AT&amp;T Case in </text:span><text:line-break/><text:span text:style-name="Teletype">There.com</text:span><text:line-break/><text:span text:style-name="Teletype"> * miniLinks (6): DVD Region Coding -- Now in HD!</text:span><text:line-break/><text:span text:style-name="Teletype"> * Staff Calendar       </text:span><text:line-break/><text:span text:style-name="Teletype"> * Administrivia</text:span><text:line-break/><text:line-break/><text:span text:style-name="Teletype">For more information on EFF activities &amp; alerts:</text:span><text:line-break/><text:span text:style-name="Teletype"> &lt;</text:span><text:a xlink:type="simple" xlink:href="http://www.eff.org/"><text:span text:style-name="Teletype">http://www.eff.org/</text:span></text:a><text:span text:style-name="Teletype">&gt;</text:span><text:line-break/><text:line-break/><text:span text:style-name="Teletype">Make a donation and become an EFF member today!</text:span><text:line-break/><text:span text:style-name="Teletype"> &lt;</text:span><text:a xlink:type="simple" xlink:href="http://eff.org/support/"><text:span text:style-name="Teletype">http://eff.org/support/</text:span></text:a><text:span text:style-name="Teletype">&gt;</text:span><text:line-break/><text:line-break/><text:span text:style-name="Teletype">Tell a friend about EFF:</text:span><text:line-break/><text:span text:style-name="Teletype"> </text:span><text:a xlink:type="simple" xlink:href="http://action.eff.org/site/Ecard?ecard_id=1061"><text:span text:style-name="Teletype">http://action.eff.org/site/Ecard?ecard_id=1061</text:span></text:a><text:line-break/><text:line-break/><text:span text:style-name="Teletype">effector: n, Computer Sci. A device for producing a desired </text:span><text:line-break/><text:span text:style-name="Teletype">change.</text:span><text:line-break/><text:line-break/><text:span text:style-name="Teletype">: . : . : . : . : . : . : . : . : . : . : . : . : . : . :</text:span><text:line-break/><text:line-break/><text:span text:style-name="Teletype">* EFF Sues for Information on Electronic Surveillance </text:span><text:line-break/><text:span text:style-name="Teletype">Systems</text:span><text:line-break/><text:line-break/><text:span text:style-name="Teletype">FBI Withholds Records on Tools to Intercept Personal </text:span><text:line-break/><text:span text:style-name="Teletype">Communications</text:span><text:line-break/><text:line-break/><text:span text:style-name="Teletype">Washington, D.C. - The FLAG Project of the Electronic </text:span><text:line-break/><text:span text:style-name="Teletype">Frontier Foundation (EFF) filed its first lawsuit against </text:span><text:line-break/><text:span text:style-name="Teletype">the Department of Justice last week after the FBI failed to </text:span><text:line-break/><text:span text:style-name="Teletype">respond to a Freedom of Information Act (FOIA) request for </text:span><text:line-break/><text:span text:style-name="Teletype">records concerning DCS-3000 and Red Hook -- tools the FBI </text:span><text:line-break/><text:span text:style-name="Teletype">has spent millions of dollars developing for electronic </text:span><text:line-break/><text:span text:style-name="Teletype">surveillance.</text:span><text:line-break/><text:line-break/><text:span text:style-name="Teletype">DCS-3000 is an interception system that apparently evolved </text:span><text:line-break/><text:span text:style-name="Teletype">out of "Carnivore," a controversial surveillance system the </text:span><text:line-break/><text:span text:style-name="Teletype">FBI used several years ago to monitor online traffic through </text:span><text:line-break/><text:span text:style-name="Teletype">Internet service providers. One Department of Justice report </text:span><text:line-break/><text:span text:style-name="Teletype">said DCS-3000 was developed to "intercept personal </text:span><text:line-break/><text:span text:style-name="Teletype">communication services delivered via emerging digital </text:span><text:line-break/><text:span text:style-name="Teletype">technologies" and that it was used "as carriers continue to </text:span><text:line-break/><text:span text:style-name="Teletype">introduce new features and services." According to the same </text:span><text:line-break/><text:span text:style-name="Teletype">report, Red Hook is a system to "collect voice and data </text:span><text:line-break/><text:span text:style-name="Teletype">calls and then process and display the intercepted </text:span><text:line-break/><text:span text:style-name="Teletype">information."</text:span><text:line-break/><text:line-break/><text:span text:style-name="Teletype">The FLAG Project first filed its FOIA request for </text:span><text:line-break/><text:span text:style-name="Teletype">information about the surveillance systems on August 11, </text:span><text:line-break/><text:span text:style-name="Teletype">2006. The FBI acknowledged receipt of the request, but the </text:span><text:line-break/><text:span text:style-name="Teletype">agency has not responded within the time limit required by </text:span><text:line-break/><text:span text:style-name="Teletype">law.</text:span><text:line-break/><text:line-break/><text:span text:style-name="Teletype">"Recent allegations of domestic spying by the U.S. </text:span><text:line-break/><text:span text:style-name="Teletype">government already have both lawmakers and the general </text:span><text:line-break/><text:span text:style-name="Teletype">public up in arms. Americans have a right to know whether </text:span><text:line-break/><text:span text:style-name="Teletype">the FBI is using new technology to further violate their </text:span><text:line-break/><text:span text:style-name="Teletype">privacy," said EFF Staff Attorney Marcia Hofmann. "The </text:span><text:line-break/><text:span text:style-name="Teletype">Department of Justice needs to abide by the law and publicly </text:span><text:line-break/><text:span text:style-name="Teletype">release information about these surveillance tools."</text:span><text:line-break/><text:line-break/><text:span text:style-name="Teletype">EFF's FLAG Project, launched last month, uses FOIA requests </text:span><text:line-break/><text:span text:style-name="Teletype">and litigation to expose the government's expanding use of </text:span><text:line-break/><text:span text:style-name="Teletype">technologies that invade privacy.</text:span><text:line-break/><text:line-break/><text:span text:style-name="Teletype">"Transparency is critical to the functioning of our </text:span><text:line-break/><text:span text:style-name="Teletype">democracy, especially when the government seeks to hide </text:span><text:line-break/><text:span text:style-name="Teletype">activities that affect the rights of citizens," explained </text:span><text:line-break/><text:span text:style-name="Teletype">EFF Senior Counsel David Sobel, who directs the FLAG </text:span><text:line-break/><text:span text:style-name="Teletype">Project. "We have recently seen numerous instances where </text:span><text:line-break/><text:span text:style-name="Teletype">federal agencies have sought to conceal surveillance </text:span><text:line-break/><text:span text:style-name="Teletype">activities that raise serious legal issues."</text:span><text:line-break/><text:line-break/><text:span text:style-name="Teletype">For the full FOIA suit filed against the Department of </text:span><text:line-break/><text:span text:style-name="Teletype">Justice:</text:span><text:line-break/><text:span text:style-name="Teletype">&lt;</text:span><text:a xlink:type="simple" xlink:href="http://www.eff.org/flag/dcs/dcs_complaint.pdf"><text:span text:style-name="Teletype">http://www.eff.org/flag/dcs/dcs_complaint.pdf</text:span></text:a><text:span text:style-name="Teletype">&gt;</text:span><text:line-break/><text:line-break/><text:span text:style-name="Teletype">For more on the FLAG Project:</text:span><text:line-break/><text:span text:style-name="Teletype">&lt;</text:span><text:a xlink:type="simple" xlink:href="http://www.eff.org/flag/"><text:span text:style-name="Teletype">http://www.eff.org/flag/</text:span></text:a><text:span text:style-name="Teletype">&gt;</text:span><text:line-break/><text:line-break/><text:span text:style-name="Teletype">For this release:</text:span><text:line-break/><text:span text:style-name="Teletype">&lt;</text:span><text:a xlink:type="simple" xlink:href="http://www.eff.org/news/archives/2006_10.php#004935"><text:span text:style-name="Teletype">http://www.eff.org/news/archives/2006_10.php#004935</text:span></text:a><text:span text:style-name="Teletype">&gt;</text:span><text:line-break/><text:line-break/><text:span text:style-name="Teletype">: . : . : . : . : . : . : . : . : . : . : . : . : . : . :</text:span><text:line-break/><text:line-break/><text:span text:style-name="Teletype">* Another Court Says "National Security" Isn't Blank Check </text:span><text:line-break/><text:span text:style-name="Teletype">for Illegal Spying</text:span><text:line-break/><text:line-break/><text:span text:style-name="Teletype">Last week, a federal court shot down yet another attempt by </text:span><text:line-break/><text:span text:style-name="Teletype">the government to use "national security" as a blank check </text:span><text:line-break/><text:span text:style-name="Teletype">for illegal surveillance. The government claimed that it </text:span><text:line-break/><text:span text:style-name="Teletype">could not even confirm or deny whether it had listened in on </text:span><text:line-break/><text:span text:style-name="Teletype">calls between attorneys at the Center for Constitutional </text:span><text:line-break/><text:span text:style-name="Teletype">Rights and their clients. In rejecting this argument, the </text:span><text:line-break/><text:span text:style-name="Teletype">court ordered the government to provide that information to </text:span><text:line-break/><text:span text:style-name="Teletype">the court in secret first, then set up a process to provide </text:span><text:line-break/><text:span text:style-name="Teletype">that information to the attorneys involved. The court </text:span><text:line-break/><text:span text:style-name="Teletype">confirmed: "It is a cardinal rule of litigation that one </text:span><text:line-break/><text:span text:style-name="Teletype">side may not eavesdrop on the other's privileged attorney-</text:span><text:line-break/><text:span text:style-name="Teletype">client communications."</text:span><text:line-break/><text:line-break/><text:span text:style-name="Teletype">That should have been obvious to the government from the </text:span><text:line-break/><text:span text:style-name="Teletype">beginning. But the fact that the government refused to </text:span><text:line-break/><text:span text:style-name="Teletype">confirm that it wasn't violating this "cardinal rule" </text:span><text:line-break/><text:span text:style-name="Teletype">protecting attorney-client communications should raise </text:span><text:line-break/><text:span text:style-name="Teletype">concerns for all of us. Kudos to yet another court for </text:span><text:line-break/><text:span text:style-name="Teletype">holding the government to the basic rule of law. </text:span><text:line-break/><text:line-break/><text:span text:style-name="Teletype">The government's overreaching attempts to prevent courts </text:span><text:line-break/><text:span text:style-name="Teletype">from considering cases where it asserts "national security" </text:span><text:line-break/><text:span text:style-name="Teletype">are now starting to fail, including, of course, in EFF's </text:span><text:line-break/><text:span text:style-name="Teletype">case against AT&amp;T for helping the government's massive and </text:span><text:line-break/><text:span text:style-name="Teletype">illegal NSA spying program.</text:span><text:line-break/><text:line-break/><text:span text:style-name="Teletype">For this post and related links:</text:span><text:line-break/><text:span text:style-name="Teletype">&lt;</text:span><text:a xlink:type="simple" xlink:href="http://www.eff.org/deeplinks/archives/004938.php"><text:span text:style-name="Teletype">http://www.eff.org/deeplinks/archives/004938.php</text:span></text:a><text:span text:style-name="Teletype">&gt;</text:span><text:line-break/><text:line-break/><text:span text:style-name="Teletype">: . : . : . : . : . : . : . : . : . : . : . : . : . : . :</text:span><text:line-break/><text:line-break/><text:span text:style-name="Teletype">* Sixth Circuit Halts Injunction Against Warrantless </text:span><text:line-break/><text:span text:style-name="Teletype">Surveillance Pending Appeal</text:span><text:line-break/><text:line-break/><text:span text:style-name="Teletype">In August, a federal district court in Detroit ordered a </text:span><text:line-break/><text:span text:style-name="Teletype">stop to the government's warrantless wiretapping program. </text:span><text:line-break/><text:span text:style-name="Teletype">Unfortunately, the U.S. Court of Appeals for the Sixth </text:span><text:line-break/><text:span text:style-name="Teletype">Circuit last week halted the enforcement of this order </text:span><text:line-break/><text:span text:style-name="Teletype">pending the government's appeal. The short opinion, which </text:span><text:line-break/><text:span text:style-name="Teletype">offered little legal analysis, is disappointing, but it's </text:span><text:line-break/><text:span text:style-name="Teletype">not the last word on the government's illegal spying -- this </text:span><text:line-break/><text:span text:style-name="Teletype">case will still be heard on appeal by the Sixth Circuit. The </text:span><text:line-break/><text:span text:style-name="Teletype">ACLU brought this lawsuit after the spying program was first </text:span><text:line-break/><text:span text:style-name="Teletype">disclosed.</text:span><text:line-break/><text:line-break/><text:span text:style-name="Teletype">After defeating the government's and AT&amp;T's motions to </text:span><text:line-break/><text:span text:style-name="Teletype">dismiss in the district, our lawsuit against AT&amp;T for its </text:span><text:line-break/><text:span text:style-name="Teletype">collaboration with the spying program is also moving forward </text:span><text:line-break/><text:span text:style-name="Teletype">in the district court in San Francisco, while the government </text:span><text:line-break/><text:span text:style-name="Teletype">has petitioned for permission to appeal to the Ninth Circuit </text:span><text:line-break/><text:span text:style-name="Teletype">Court of Appeals.</text:span><text:line-break/><text:line-break/><text:span text:style-name="Teletype">For this post and related links:</text:span><text:line-break/><text:span text:style-name="Teletype">&lt;</text:span><text:a xlink:type="simple" xlink:href="http://www.eff.org/deeplinks/archives/004941.php"><text:span text:style-name="Teletype">http://www.eff.org/deeplinks/archives/004941.php</text:span></text:a><text:span text:style-name="Teletype">&gt;</text:span><text:line-break/><text:line-break/><text:span text:style-name="Teletype">: . : . : . : . : . : . : . : . : . : . : . : . : . : . :</text:span><text:line-break/><text:line-break/><text:span text:style-name="Teletype">* You're Invited! Online Lecture About AT&amp;T Case in </text:span><text:line-break/><text:span text:style-name="Teletype">There.com</text:span><text:line-break/><text:line-break/><text:span text:style-name="Teletype">This Thursday, EFF Staff Attorney Kevin Bankston will be </text:span><text:line-break/><text:span text:style-name="Teletype">teaching a class in the virtual world There.com about the </text:span><text:line-break/><text:span text:style-name="Teletype">NSA's illegal spying program and EFF's case against AT&amp;T. </text:span><text:line-break/><text:span text:style-name="Teletype">The class is part of the State of Play Academy, a free </text:span><text:line-break/><text:span text:style-name="Teletype">lecture series available to users of There.com.</text:span><text:line-break/><text:line-break/><text:span text:style-name="Teletype">More details here: </text:span><text:line-break/><text:span text:style-name="Teletype">&lt;</text:span><text:a xlink:type="simple" xlink:href="http://stateofplayacademy.com/calendar/view.php?view=day&amp;cal_d=12&amp;cal_m=10&amp;cal_y=2006"><text:span text:style-name="Teletype">http://stateofplayacademy.com/calendar/view.php?view=day&amp;cal_d=12&amp;cal_m=10&amp;cal_y=2006</text:span></text:a><text:span text:style-name="Teletype">&gt;</text:span><text:line-break/><text:line-break/><text:span text:style-name="Teletype">: . : . : . : . : . : . : . : . : . : . : . : . : . : . :</text:span><text:line-break/><text:line-break/><text:span text:style-name="Teletype">* miniLinks</text:span><text:line-break/><text:span text:style-name="Teletype">The week's noteworthy news, compressed.</text:span><text:line-break/><text:line-break/><text:span text:style-name="Teletype">~ DVD Region Coding -- Now in HD!</text:span><text:line-break/><text:span text:style-name="Teletype">In case you hoped your next-generation video media would be </text:span><text:line-break/><text:span text:style-name="Teletype">less crippled than DVDs.</text:span><text:line-break/><text:span text:style-name="Teletype">&lt;</text:span><text:a xlink:type="simple" xlink:href="http://www.reghardware.co.uk/2006/10/06/hd_dvd_to_get_region_coding/"><text:span text:style-name="Teletype">http://www.reghardware.co.uk/2006/10/06/hd_dvd_to_get_region_coding/</text:span></text:a><text:span text:style-name="Teletype">&gt;</text:span><text:line-break/><text:line-break/><text:span text:style-name="Teletype">~ Swedish Appeals Court Acquits Accused Filesharer</text:span><text:line-break/><text:span text:style-name="Teletype">IP address insufficient identification.</text:span><text:line-break/><text:span text:style-name="Teletype">&lt;</text:span><text:a xlink:type="simple" xlink:href="http://www.theregister.co.uk/2006/10/03/file_sharer_acquitted/"><text:span text:style-name="Teletype">http://www.theregister.co.uk/2006/10/03/file_sharer_acquitted/</text:span></text:a><text:span text:style-name="Teletype">&gt;</text:span><text:line-break/><text:line-break/><text:span text:style-name="Teletype">~ Please Present Passport, 34 Pieces of Personal Information</text:span><text:line-break/><text:span text:style-name="Teletype">U.S. and EU reach deal to share passenger data.</text:span><text:line-break/><text:span text:style-name="Teletype">&lt;</text:span><text:a xlink:type="simple" xlink:href="http://news.bbc.co.uk/2/hi/europe/5412092.stm"><text:span text:style-name="Teletype">http://news.bbc.co.uk/2/hi/europe/5412092.stm</text:span></text:a><text:span text:style-name="Teletype">&gt;</text:span><text:line-break/><text:line-break/><text:span text:style-name="Teletype">~ Norwegian ISP De-Neutralizes Network</text:span><text:line-break/><text:span text:style-name="Teletype">And re-neutralizes it in response to customer outcry.</text:span><text:line-break/><text:span text:style-name="Teletype">&lt;</text:span><text:a xlink:type="simple" xlink:href="http://www.eirikso.com/2006/10/03/goodbye-network-neutrality-in-norway/"><text:span text:style-name="Teletype">http://www.eirikso.com/2006/10/03/goodbye-network-neutrality-in-norway/</text:span></text:a><text:span text:style-name="Teletype">&gt;</text:span><text:line-break/><text:line-break/><text:span text:style-name="Teletype">~ DVD Jon Selling Apple FairPlay Compatibility</text:span><text:line-break/><text:span text:style-name="Teletype">Reverse-Engineering for fun and profit.</text:span><text:line-break/><text:span text:style-name="Teletype">&lt;</text:span><text:a xlink:type="simple" xlink:href="http://featured.gigaom.com/2006/10/02/dvd-jon-fairplays-apple/"><text:span text:style-name="Teletype">http://featured.gigaom.com/2006/10/02/dvd-jon-fairplays-apple/</text:span></text:a><text:span text:style-name="Teletype">&gt;</text:span><text:line-break/><text:line-break/><text:span text:style-name="Teletype">~ Homeland Security Monitoring Opinions in News</text:span><text:line-break/><text:span text:style-name="Teletype">Parsing the press' prose for threats.</text:span><text:line-break/><text:span text:style-name="Teletype">&lt;</text:span><text:a xlink:type="simple" xlink:href="http://www.nytimes.com/2006/10/04/us/04monitor.html?ex=1317614400&amp;en=f56ed0a299bbe0f2&amp;ei=5090∂ner=rssuserland&amp;emc=rss"><text:span text:style-name="Teletype">http://www.nytimes.com/2006/10/04/us/04monitor.html?ex=1317614400&amp;en=f56ed0a299bbe0f2&amp;ei=5090&amp;partner=rssuserland&amp;emc=rss</text:span></text:a><text:span text:style-name="Teletype">&gt;</text:span><text:line-break/><text:line-break/><text:span text:style-name="Teletype">: . : . : . : . : . : . : . : . : . : . : . : . : . : . :</text:span><text:line-break/><text:line-break/><text:span text:style-name="Teletype">* Staff Calendar</text:span><text:line-break/><text:line-break/><text:span text:style-name="Teletype">For a complete listing of EFF speaking engagements (with </text:span><text:line-break/><text:span text:style-name="Teletype">locations and times), please visit the full calendar:</text:span><text:line-break/><text:span text:style-name="Teletype">&lt;</text:span><text:a xlink:type="simple" xlink:href="http://www.eff.org/calendar/"><text:span text:style-name="Teletype">http://www.eff.org/calendar/</text:span></text:a><text:span text:style-name="Teletype">&gt;</text:span><text:line-break/><text:line-break/><text:span text:style-name="Teletype">October 28</text:span><text:line-break/><text:span text:style-name="Teletype">Kevin Bankston speaking at University of San Francisco's Law </text:span><text:line-break/><text:span text:style-name="Teletype">Review Fall Symposium, "Companies Caught in the Middle: </text:span><text:line-break/><text:span text:style-name="Teletype">Legal Responses for Government Requests for Customer </text:span><text:line-break/><text:span text:style-name="Teletype">Information," in San Francisco, CA.</text:span><text:line-break/><text:span text:style-name="Teletype">&lt;</text:span><text:a xlink:type="simple" xlink:href="http://www.usfca.edu/lawreview/symposium.html"><text:span text:style-name="Teletype">http://www.usfca.edu/lawreview/symposium.html</text:span></text:a><text:span text:style-name="Teletype">&gt;</text:span><text:line-break/><text:line-break/><text:span text:style-name="Teletype">: . : . : . : . : . : . : . : . : . : . : . : . : . : . :</text:span><text:line-break/><text:line-break/><text:span text:style-name="Teletype">* Administrivia</text:span><text:line-break/><text:line-break/><text:span text:style-name="Teletype">EFFector is published by:</text:span><text:line-break/><text:line-break/><text:span text:style-name="Teletype">The Electronic Frontier Foundation</text:span><text:line-break/><text:span text:style-name="Teletype">454 Shotwell Street</text:span><text:line-break/><text:span text:style-name="Teletype">San Francisco CA 94110-1914 USA</text:span><text:line-break/><text:span text:style-name="Teletype">+1 415 436 9333 (voice)</text:span><text:line-break/><text:span text:style-name="Teletype">+1 415 436 9993 (fax)</text:span><text:line-break/><text:span text:style-name="Teletype">  &lt;</text:span><text:a xlink:type="simple" xlink:href="http://www.eff.org/"><text:span text:style-name="Teletype">http://www.eff.org/</text:span></text:a><text:span text:style-name="Teletype">&gt; </text:span><text:line-break/><text:line-break/><text:span text:style-name="Teletype">Editor:</text:span><text:line-break/><text:span text:style-name="Teletype">Derek Slater, Activist</text:span><text:line-break/><text:span text:style-name="Teletype"> </text:span><text:a xlink:type="simple" xlink:href="mailto:derek@eff.org"><text:span text:style-name="Teletype">derek@eff.org</text:span></text:a><text:span text:style-name="Teletype">  </text:span><text:line-break/><text:line-break/><text:span text:style-name="Teletype">Membership &amp; donation queries:</text:span><text:line-break/><text:span text:style-name="Teletype"> </text:span><text:a xlink:type="simple" xlink:href="mailto:membership@eff.org"><text:span text:style-name="Teletype">membership@eff.org</text:span></text:a><text:line-break/><text:line-break/><text:span text:style-name="Teletype">General EFF, legal, policy, or online resources queries:</text:span><text:line-break/><text:span text:style-name="Teletype"> </text:span><text:a xlink:type="simple" xlink:href="mailto:information@eff.org"><text:span text:style-name="Teletype">information@eff.org</text:span></text:a><text:line-break/><text:line-break/><text:span text:style-name="Teletype">Reproduction of this publication in electronic media is </text:span><text:line-break/><text:span text:style-name="Teletype">encouraged. Signed articles do not necessarily represent the </text:span><text:line-break/><text:span text:style-name="Teletype">views of EFF. To reproduce signed articles individually, </text:span><text:line-break/><text:span text:style-name="Teletype">please contact the authors for their express permission.</text:span><text:line-break/><text:span text:style-name="Teletype">Press releases and EFF announcements &amp; articles may be </text:span><text:line-break/><text:span text:style-name="Teletype">reproduced individually at will.</text:span><text:line-break/><text:line-break/><text:span text:style-name="Teletype">Current and back issues of EFFector are available via the </text:span><text:line-break/><text:span text:style-name="Teletype">Web at:</text:span><text:line-break/><text:span text:style-name="Teletype">  &lt;</text:span><text:a xlink:type="simple" xlink:href="http://www.eff.org/effector/"><text:span text:style-name="Teletype">http://www.eff.org/effector/</text:span></text:a><text:span text:style-name="Teletype">&gt;</text:span><text:line-break/><text:line-break/><text:span text:style-name="Teletype">Click here to unsubscribe or change your subscription </text:span><text:line-break/><text:span text:style-name="Teletype">preferences:</text:span><text:line-break/><text:span text:style-name="Teletype">  </text:span><text:line-break/><text:line-break/><text:span text:style-name="Teletype">Click here to change your email address:</text:span><text:line-break/><text:span text:style-name="Teletype">  </text:span><text:line-break/><text:line-break/><text:span text:style-name="Teletype">This newsletter is printed on 100% recycled electrons.</text:span><text:line-break/><text:line-break/><text:span text:style-name="Teletype">To unsubscribe from all future email, paste the following URL into your browser: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Teletype" style:family="text">
      <style:text-properties style:font-name="Nimbus Mono L" style:font-name-asian="Nimbus Mono L" style:font-name-complex="Nimbus Mono L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4$Build-9070</meta:generator>
    <meta:initial-creator>Joanmarie Diggs</meta:initial-creator>
    <meta:creation-date>2006-10-07T17:22:42</meta:creation-date>
    <dc:creator>Joanmarie Diggs</dc:creator>
    <dc:date>2006-10-12T01:55:26</dc:date>
    <dc:language>en-US</dc:language>
    <meta:editing-cycles>3</meta:editing-cycles>
    <meta:editing-duration>PT5H54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" meta:word-count="1307" meta:character-count="9277"/>
  </office:meta>
</office:document-meta>
</file>